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84cm"/>
    </style:style>
    <style:style style:name="co2" style:family="table-column">
      <style:table-column-properties fo:break-before="auto" style:column-width="7.172cm"/>
    </style:style>
    <style:style style:name="co3" style:family="table-column">
      <style:table-column-properties fo:break-before="auto" style:column-width="11.012cm"/>
    </style:style>
    <style:style style:name="co4" style:family="table-column">
      <style:table-column-properties fo:break-before="auto" style:column-width="10.331cm"/>
    </style:style>
    <style:style style:name="co5" style:family="table-column">
      <style:table-column-properties fo:break-before="auto" style:column-width="0.88cm"/>
    </style:style>
    <style:style style:name="co6" style:family="table-column">
      <style:table-column-properties fo:break-before="auto" style:column-width="2.868cm"/>
    </style:style>
    <style:style style:name="co7" style:family="table-column">
      <style:table-column-properties fo:break-before="auto" style:column-width="5.456cm"/>
    </style:style>
    <style:style style:name="co8" style:family="table-column">
      <style:table-column-properties fo:break-before="auto" style:column-width="3.4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ak3172sip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,C4,C6,C7,C10,C13,C1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eramic Capacitor (generic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,C8,C11,C1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eramic Capacitor (generic)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,C9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eramic Capacitor (generic)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eramic Capacitor (generic)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,C18</text:p>
          </table:table-cell>
          <table:table-cell office:value-type="string" calcext:value-type="string">
            <text:p>3.3p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eramic Capacitor (generic)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LED (generic, bright, LowCost)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U.FL</text:p>
          </table:table-cell>
          <table:table-cell office:value-type="string" calcext:value-type="string">
            <text:p>Connector_Coaxial:U.FL_Hirose_U.FL-R-SMT-1_Vertical</text:p>
          </table:table-cell>
          <table:table-cell office:value-type="string" calcext:value-type="string">
            <text:p>U.FL socket (generic)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8.2nH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Inductor Murata LQW15A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15uH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Inductor Murata LQM21DN150M70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3,L4,L5</text:p>
          </table:table-cell>
          <table:table-cell office:value-type="string" calcext:value-type="string">
            <text:p>Bead120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FerriteBead Murata MPZ1005S121ETD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,R2,R7,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 1% (generic)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 1% (generic)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 1% (generic)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RAK3172-SIP / ST50HE</text:p>
          </table:table-cell>
          <table:table-cell office:value-type="string" calcext:value-type="string">
            <text:p>JoEm:XCVR_RAK3172-SIP_LoRaModule</text:p>
          </table:table-cell>
          <table:table-cell office:value-type="string" calcext:value-type="string">
            <text:p>RAK3172LP-SIP (RAK) or ST50HE (Acsip)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1,Z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_0_Oh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.p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3,Z4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(tbd/n.p./see schematic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.p.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mark to U1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ufacturer: <text:a xlink:href="https://store.rakwireless.com/products/wisduo-module-rak3172-sip?utm_source=RAK3172SiP&amp;utm_medium=Document&amp;utm_campaign=BuyFromStore&amp;_gl=1*4s1qvu*_gcl_au*NTgwNzMwNzU5LjE3NDM3ODI0NjU.&amp;variant=41727631884486" xlink:type="simple">https://store.rakwireless.com/products/wisduo-module-rak3172-sip?utm_source=RAK3172SiP&amp;utm_medium=Document&amp;utm_campaign=BuyFromStore&amp;_gl=1*4s1qvu*_gcl_au*NTgwNzMwNzU5LjE3NDM3ODI0NjU.&amp;variant=41727631884486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: <text:a xlink:href="https://www.acsip.com.tw/index.php?action=products-detail&amp;fid1=19&amp;fid2=&amp;fid3=&amp;id=35" xlink:type="simple">https://www.acsip.com.tw/index.php?action=products-detail&amp;fid1=19&amp;fid2=&amp;fid3=&amp;id=35</text:a>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ersion: RAK3172LP-SIP (RAK) or ST50HE (Acsip) – 868MHz - LowPow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th modules are technically identical!</text:p>
          </table:table-cell>
          <table:table-cell table:number-columns-repeated="7"/>
        </table:table-row>
        <table:table-row table:style-name="ro1" table:number-rows-repeated="104855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0">00.00.0000</text:date>, <text:time style:data-style-name="N2" text:time-value="22:13:33.3966853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0-10T22:16:33.217386300</dc:date>
    <meta:editing-duration>PT15M14S</meta:editing-duration>
    <meta:editing-cycles>4</meta:editing-cycles>
    <meta:generator>LibreOffice/25.2.5.2$Windows_X86_64 LibreOffice_project/03d19516eb2e1dd5d4ccd751a0d6f35f35e08022</meta:generator>
    <meta:document-statistic meta:table-count="1" meta:cell-count="93" meta:object-count="0"/>
  </office:meta>
</office:document-meta>
</file>